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, Helvetica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198in" fo:orphans="2" fo:widows="2" fo:text-indent="0in" style:auto-text-indent="false"/>
      <style:text-properties officeooo:paragraph-rsid="000418f2"/>
    </style:style>
    <style:style style:name="P3" style:family="paragraph" style:parent-style-name="Text_20_body" style:master-page-name="Standard">
      <style:paragraph-properties fo:margin-left="0in" fo:margin-right="0in" fo:margin-top="0in" fo:margin-bottom="0in" style:contextual-spacing="false" style:line-height-at-least="0.198in" fo:orphans="2" fo:widows="2" fo:text-indent="0in" style:auto-text-indent="false" style:page-number="auto"/>
      <style:text-properties officeooo:paragraph-rsid="000418f2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0418f2" style:font-size-asian="12pt" style:font-style-asian="normal" style:font-weight-asian="norm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ioshwi dhambi zangu,</text:span><text:span text:style-name="T2">\n</text:span><text:span text:style-name="T1"> bila damu yake</text:span><text:span text:style-name="T2">\n</text:span><text:span text:style-name="T1"> <text:line-break/>Nahitaji kabisa, </text:span><text:span text:style-name="T2">\n</text:span><text:span text:style-name="T1">dawa ya makosa yangu</text:span><text:span text:style-name="T2">\n</text:span><text:span text:style-name="T1"> <text:line-break/>Ndiposa nakimbia pale msalabani </text:span><text:span text:style-name="T2">\n</text:span><text:span text:style-name="T1"><text:line-break/>Haya initakase, damu ya mkombozi </text:span><text:span text:style-name="T2">\n</text:span></text:p>
      <text:p text:style-name="P2"><text:span text:style-name="T2">\n</text:span><text:span text:style-name="T1">Damu, damu, damu ya</text:span><text:span text:style-name="T2">\n</text:span><text:span text:style-name="T1"> mkombozi damu </text:span><text:span text:style-name="T2">\n</text:span><text:span text:style-name="T1"><text:line-break/>Damu, damu, damu ya mkombozi damu </text:span><text:span text:style-name="T2">\n</text:span></text:p>
      <text:p text:style-name="P2"><text:span text:style-name="T1">Sipati patanishwa, bila damu yake</text:span><text:span text:style-name="T2">\n</text:span><text:span text:style-name="T1"><text:line-break/>Hukumu yanitisha, ila hiyo damu </text:span><text:span text:style-name="T2">\n</text:span><text:span text:style-name="T1"><text:line-break/>Ndipo namlilia, aliye mwaga damu </text:span><text:span text:style-name="T2">\n</text:span><text:span text:style-name="T1"><text:line-break/>Sasa initakase, damu ya mkombozi </text:span></text:p>
      <text:p text:style-name="P2"><text:span text:style-name="T2">\n</text:span><text:span text:style-name="T1">Damu, damu, damu ya mkombozi damu</text:span><text:span text:style-name="T2">\n</text:span><text:span text:style-name="T1"> <text:line-break/>Damu, damu, damu ya mkombozi damu </text:span></text:p>
      <text:p text:style-name="P2"><text:span text:style-name="T2">\n</text:span><text:span text:style-name="T1">Sipati tumaini, bila damu yake </text:span><text:span text:style-name="T2">\n</text:span><text:span text:style-name="T1"><text:line-break/>wema wala amani, pia na usalama </text:span><text:span text:style-name="T2">\n</text:span><text:span text:style-name="T1"><text:line-break/>Ndipo namtazama, huyu mwana kondoo</text:span><text:span text:style-name="T2">\n</text:span><text:span text:style-name="T1"> <text:line-break/>Ili initakase, damu ya mkombozi </text:span><text:span text:style-name="T2">\n</text:span></text:p>
      <text:p text:style-name="P2"><text:span text:style-name="T1">Damu, damu, damu ya mkombozi damu </text:span><text:span text:style-name="T2">\n</text:span><text:span text:style-name="T1"><text:line-break/>Damu, damu, damu ya mkombozi damu </text:span><text:span text:style-name="T2">\n</text:span></text:p>
      <text:p text:style-name="P1">References</text:p>
      <text:p text:style-name="Standard"><text:a xlink:type="simple" xlink:href="https://africangospellyrics.wordpress.com/2010/11/30/damu-lyrics-by-esther-wahome/"><text:span text:style-name="Internet_20_link">https://africangospellyrics.wordpress.com/2010/11/30/damu-lyrics-by-esther-wahome/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, Helvetica, sans-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8:28:56</meta:creation-date>
    <dc:language>en-US</dc:language>
    <dc:date>2016-03-06T13:14:47.045324827</dc:date>
    <meta:editing-cycles>2</meta:editing-cycles>
    <meta:editing-duration>PT2S</meta:editing-duration>
    <meta:generator>LibreOffice/4.2.8.2$Linux_X86_64 LibreOffice_project/420m0$Build-2</meta:generator>
    <meta:document-statistic meta:table-count="0" meta:image-count="0" meta:object-count="0" meta:page-count="2" meta:paragraph-count="8" meta:word-count="111" meta:character-count="754" meta:non-whitespace-character-count="644"/>
  </office:meta>
</office:document-meta>
</file>